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/>
    </style:style>
    <style:style style:name="gr3" style:family="graphic">
      <style:graphic-properties draw:marker-end="Arrow" draw:textarea-horizontal-align="center" draw:textarea-vertical-align="middl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fill-color="#ffffcc" draw:textarea-horizontal-align="justify" draw:textarea-vertical-align="middle" draw:auto-grow-height="false" fo:min-height="0cm" fo:min-width="0cm" fo:wrap-option="no-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4" draw:style-name="gr1"><draw:line draw:style-name="gr3" draw:text-style-name="P1" svg:x1="14.111cm" svg:y1="25.707cm" svg:x2="14.111cm" svg:y2="24.456cm"><text:p/></draw:line><draw:g draw:style-name="gr4"><draw:custom-shape draw:style-name="gr2" draw:text-style-name="P1" svg:width="3.994cm" svg:height="0.749cm" svg:x="11.116cm" svg:y="23.708cm"><text:p text:style-name="P1">/sbin/getty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" svg:x1="12.365cm" svg:y1="24.456cm" svg:x2="12.365cm" svg:y2="25.955cm"><text:p/></draw:line><draw:custom-shape draw:style-name="gr2" draw:text-style-name="P1" svg:width="2.745cm" svg:height="1.498cm" svg:x="11.866cm" svg:y="25.706cm"><text:p text:style-name="P1">tty3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draw:g></draw:g><draw:g text:anchor-type="paragraph" draw:z-index="3" draw:style-name="gr1"><draw:line draw:style-name="gr3" draw:text-style-name="P1" svg:x1="8.62cm" svg:y1="22.213cm" svg:x2="8.62cm" svg:y2="20.962cm"><text:p/></draw:line><draw:g draw:style-name="gr4"><draw:custom-shape draw:style-name="gr2" draw:text-style-name="P1" svg:width="3.994cm" svg:height="0.749cm" svg:x="5.625cm" svg:y="20.214cm"><text:p text:style-name="P1">/sbin/getty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" svg:x1="6.874cm" svg:y1="20.962cm" svg:x2="6.874cm" svg:y2="22.461cm"><text:p/></draw:line><draw:custom-shape draw:style-name="gr2" draw:text-style-name="P1" svg:width="2.745cm" svg:height="1.498cm" svg:x="6.375cm" svg:y="22.212cm"><text:p text:style-name="P1">tty2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draw:g></draw:g><draw:g text:anchor-type="paragraph" draw:z-index="2" draw:style-name="gr1"><draw:line draw:style-name="gr3" draw:text-style-name="P1" svg:x1="3.38cm" svg:y1="19.218cm" svg:x2="3.38cm" svg:y2="17.967cm"><text:p/></draw:line><draw:g draw:style-name="gr4"><draw:custom-shape draw:style-name="gr2" draw:text-style-name="P1" svg:width="3.994cm" svg:height="0.749cm" svg:x="0.385cm" svg:y="17.219cm"><text:p text:style-name="P1">/etc/rc.initial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" svg:x1="1.634cm" svg:y1="17.967cm" svg:x2="1.634cm" svg:y2="19.466cm"><text:p/></draw:line><draw:custom-shape draw:style-name="gr2" draw:text-style-name="P1" svg:width="2.745cm" svg:height="1.498cm" svg:x="1.135cm" svg:y="19.217cm"><text:p text:style-name="P1">tty1 or ttyS0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draw:g></draw:g><draw:g text:anchor-type="paragraph" draw:z-index="1" draw:style-name="gr1"><draw:custom-shape draw:style-name="gr2" draw:text-style-name="P1" svg:width="3.994cm" svg:height="0.75cm" svg:x="6.923cm" svg:y="5.99cm"><text:p text:style-name="P1">/etc/inittab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3" draw:text-style-name="P1" svg:x1="8.87cm" svg:y1="6.74cm" svg:x2="8.87cm" svg:y2="8.239cm"><text:p/></draw:line></draw:g><draw:g text:anchor-type="paragraph" draw:z-index="0" draw:style-name="gr1"><draw:custom-shape draw:style-name="gr2" draw:text-style-name="P1" svg:width="3.994cm" svg:height="0.75cm" svg:x="6.923cm" svg:y="1.494cm"><text:p text:style-name="P1">Boot/Kernel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3" draw:text-style-name="P1" svg:x1="8.87cm" svg:y1="2.245cm" svg:x2="8.87cm" svg:y2="3.744cm"><text:p/></draw:line></draw:g><draw:g text:anchor-type="paragraph" draw:z-index="7" draw:style-name="gr1"><draw:g draw:style-name="gr4"><draw:custom-shape draw:style-name="gr2" draw:text-style-name="P1" svg:width="3.996cm" svg:height="0.749cm" svg:x="6.922cm" svg:y="3.745cm"><text:p text:style-name="P1">/sbin/init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3" draw:text-style-name="P1" svg:x1="8.871cm" svg:y1="4.493cm" svg:x2="8.871cm" svg:y2="5.992cm"><text:p/></draw:line></draw:g><draw:custom-shape draw:style-name="gr5" draw:text-style-name="P1" svg:width="3.994cm" svg:height="0.749cm" svg:x="10.118cm" svg:y="2.743cm"><text:p text:style-name="P1">busybox init</text:p><draw:enhanced-geometry svg:viewBox="0 0 21600 21600" draw:glue-points="10800 0 3160 3160 0 10800 3160 18440 10800 21600 18440 18440 21600 10800 18440 3160 ?f14 ?f15" draw:text-areas="3200 3200 18400 18400" draw:type="round-callout" draw:modifiers="3089.80132450331 38524.2352941176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draw:g><draw:g text:anchor-type="paragraph" draw:z-index="6" draw:style-name="gr1"><draw:g draw:style-name="gr4"><draw:g draw:style-name="gr4"><draw:custom-shape draw:style-name="gr2" draw:text-style-name="P1" svg:width="3.994cm" svg:height="0.749cm" svg:x="13.113cm" svg:y="14.224cm"><text:p text:style-name="P1">/etc/rc.bootup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" svg:x1="15.11cm" svg:y1="14.972cm" svg:x2="15.11cm" svg:y2="17.718cm"><text:p/></draw:line></draw:g><draw:custom-shape draw:style-name="gr2" draw:text-style-name="P1" svg:width="2.996cm" svg:height="1.248cm" svg:x="13.612cm" svg:y="17.718cm"><text:p text:style-name="P1">Appliance</text:p><text:p text:style-name="P1">startup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/draw:g><draw:custom-shape draw:style-name="gr5" draw:text-style-name="P1" svg:width="3.245cm" svg:height="0.749cm" svg:x="14.861cm" svg:y="12.977cm"><text:p text:style-name="P1">php script</text:p><draw:enhanced-geometry svg:viewBox="0 0 21600 21600" draw:glue-points="10800 0 3160 3160 0 10800 3160 18440 10800 21600 18440 18440 21600 10800 18440 3160 ?f14 ?f15" draw:text-areas="3200 3200 18400 18400" draw:type="round-callout" draw:modifiers="3815.21739130435 38524.2352941176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draw:g><draw:g text:anchor-type="paragraph" draw:z-index="5" draw:style-name="gr1"><draw:line draw:style-name="gr3" draw:text-style-name="P1" svg:x1="8.87cm" svg:y1="8.985cm" svg:x2="2.381cm" svg:y2="17.219cm"><text:p/></draw:line><draw:line draw:style-name="gr3" draw:text-style-name="P1" svg:x1="8.87cm" svg:y1="8.985cm" svg:x2="13.112cm" svg:y2="23.708cm"><text:p/></draw:line><draw:custom-shape draw:style-name="gr2" draw:text-style-name="P1" svg:width="3.994cm" svg:height="0.749cm" svg:x="6.874cm" svg:y="8.237cm"><text:p text:style-name="P1">/sbin/syslogd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" svg:x1="8.87cm" svg:y1="8.985cm" svg:x2="15.109cm" svg:y2="14.224cm"><text:p/></draw:line><draw:line draw:style-name="gr3" draw:text-style-name="P1" svg:x1="8.871cm" svg:y1="8.985cm" svg:x2="7.622cm" svg:y2="20.214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.7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8T11:23:13.83</meta:creation-date>
    <dc:date>2011-08-18T12:19:44.72</dc:date>
    <meta:editing-duration>PT00H40M58S</meta:editing-duration>
    <meta:editing-cycles>5</meta:editing-cycles>
    <meta:generator>OpenOffice.org/3.2$Win32 OpenOffice.org_project/320m18$Build-9502</meta:generator>
    <meta:document-statistic meta:table-count="0" meta:image-count="0" meta:object-count="0" meta:page-count="1" meta:paragraph-count="0" meta:word-count="0" meta:character-count="0"/>
  </office:meta>
</office:document-meta>
</file>